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08D561C361052A56.png" manifest:media-type="image/png"/>
  <manifest:file-entry manifest:full-path="Pictures/100002010000055600000300B532F498D259FBDA.png" manifest:media-type="image/png"/>
  <manifest:file-entry manifest:full-path="Pictures/100002010000055600000300A74A7AE0B85C3E46.png" manifest:media-type="image/png"/>
  <manifest:file-entry manifest:full-path="Pictures/100002010000055600000300EB564FA0578C587F.png" manifest:media-type="image/png"/>
  <manifest:file-entry manifest:full-path="Pictures/100002010000055600000300B3122024E11EA0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067cm" svg:height="15.779cm" svg:x="-0.005cm" svg:y="0cm">
          <draw:image xlink:href="Pictures/100002010000055600000300B3122024E11EA0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67cm" svg:height="15.779cm" svg:x="-0.005cm" svg:y="0cm">
          <draw:image xlink:href="Pictures/100002010000055600000300EB564FA0578C58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3" draw:text-style-name="P3" draw:layer="layout" svg:width="28.067cm" svg:height="15.779cm" svg:x="-0.005cm" svg:y="0cm">
          <draw:image xlink:href="Pictures/100002010000055600000300A74A7AE0B85C3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3" draw:text-style-name="P3" draw:layer="layout" svg:width="28.067cm" svg:height="15.779cm" svg:x="-0.005cm" svg:y="0cm">
          <draw:image xlink:href="Pictures/100002010000055600000300B532F498D259FB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67cm" svg:height="15.779cm" svg:x="-0.005cm" svg:y="0cm">
          <draw:image xlink:href="Pictures/10000201000005560000030008D561C361052A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5T16:21:34.281596565</meta:creation-date>
    <dc:date>2021-09-19T13:15:29.722583670</dc:date>
    <meta:editing-duration>PT21M14S</meta:editing-duration>
    <meta:editing-cycles>7</meta:editing-cycles>
    <meta:generator>LibreOffice/7.1.5.2$Linux_X86_64 LibreOffice_project/10$Build-2</meta:generator>
    <meta:document-statistic meta:object-count="36"/>
  </office:meta>
</office:document-meta>
</file>